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officeooo:rsid="00118247" officeooo:paragraph-rsid="00118247"/>
    </style:style>
    <style:style style:name="P3" style:family="paragraph" style:parent-style-name="Text_20_body">
      <style:text-properties fo:color="#000000" officeooo:rsid="001b59e6" officeooo:paragraph-rsid="001b59e6"/>
    </style:style>
    <style:style style:name="P4" style:family="paragraph" style:parent-style-name="Text_20_body">
      <style:text-properties fo:color="#000000" officeooo:paragraph-rsid="00118247"/>
    </style:style>
    <style:style style:name="P5" style:family="paragraph" style:parent-style-name="Text_20_body">
      <style:text-properties fo:color="#000000" officeooo:rsid="001e838c" officeooo:paragraph-rsid="001e838c"/>
    </style:style>
    <style:style style:name="P6" style:family="paragraph" style:parent-style-name="Text_20_body">
      <style:text-properties fo:color="#000000" officeooo:rsid="00205946" officeooo:paragraph-rsid="00205946"/>
    </style:style>
    <style:style style:name="P7" style:family="paragraph" style:parent-style-name="Text_20_body">
      <style:text-properties officeooo:rsid="000c90d0"/>
    </style:style>
    <style:style style:name="P8" style:family="paragraph" style:parent-style-name="Text_20_body">
      <style:text-properties officeooo:rsid="000c90d0" officeooo:paragraph-rsid="000c90d0"/>
    </style:style>
    <style:style style:name="P9" style:family="paragraph" style:parent-style-name="Text_20_body">
      <style:text-properties style:font-name="Liberation Sans" fo:font-size="14pt" fo:font-style="italic" fo:font-weight="bold" officeooo:rsid="000c90d0" officeooo:paragraph-rsid="000c90d0" style:font-size-asian="14pt" style:font-style-asian="italic" style:font-weight-asian="bold" style:font-size-complex="14pt" style:font-style-complex="italic" style:font-weight-complex="bold"/>
    </style:style>
    <style:style style:name="P10" style:family="paragraph" style:parent-style-name="Text_20_body">
      <style:text-properties officeooo:rsid="000df903" officeooo:paragraph-rsid="000df903"/>
    </style:style>
    <style:style style:name="P11" style:family="paragraph" style:parent-style-name="Text_20_body">
      <style:text-properties officeooo:paragraph-rsid="001f0736"/>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14"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15"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16"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17" style:family="paragraph" style:parent-style-name="Standard">
      <style:text-properties fo:color="#000000" officeooo:rsid="001e838c" officeooo:paragraph-rsid="001e838c"/>
    </style:style>
    <style:style style:name="P18" style:family="paragraph" style:parent-style-name="Standard">
      <style:text-properties fo:color="#000000" officeooo:rsid="001e8d52" officeooo:paragraph-rsid="001e8d52"/>
    </style:style>
    <style:style style:name="P19"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20"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21" style:family="paragraph" style:parent-style-name="Standard">
      <style:paragraph-properties fo:text-align="center" style:justify-single-word="false" style:text-autospace="none"/>
      <style:text-properties fo:color="#4f82be" style:font-name="Calibri" fo:font-size="26pt" officeooo:rsid="00137c2f" officeooo:paragraph-rsid="00137c2f" style:font-name-asian="Calibri" style:font-size-asian="26pt" style:font-name-complex="Calibri" style:font-size-complex="26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Text_20_body">
      <style:paragraph-properties fo:margin-left="0in" fo:margin-right="0in" style:line-height-at-least="0.2291in" fo:widows="1" fo:text-indent="0in" style:auto-text-indent="false"/>
      <style:text-properties style:font-name="Times New Roman" fo:font-size="12pt" officeooo:rsid="000c90d0" style:font-size-asian="12pt" style:font-size-complex="12pt"/>
    </style:style>
    <style:style style:name="P25" style:family="paragraph" style:parent-style-name="Heading_20_1">
      <style:text-properties fo:color="#000000"/>
    </style:style>
    <style:style style:name="P26" style:family="paragraph" style:parent-style-name="Heading_20_1">
      <style:text-properties fo:color="#000000" officeooo:rsid="000df903" officeooo:paragraph-rsid="000df903"/>
    </style:style>
    <style:style style:name="P27" style:family="paragraph" style:parent-style-name="Heading_20_2">
      <style:text-properties fo:color="#000000"/>
    </style:style>
    <style:style style:name="P28" style:family="paragraph" style:parent-style-name="Heading_20_2">
      <style:text-properties officeooo:rsid="00118247" officeooo:paragraph-rsid="00118247"/>
    </style:style>
    <style:style style:name="P29" style:family="paragraph" style:parent-style-name="Text_20_body">
      <style:text-properties fo:color="#000000" officeooo:rsid="00149704" officeooo:paragraph-rsid="00149704"/>
    </style:style>
    <style:style style:name="P30" style:family="paragraph" style:parent-style-name="Text_20_body">
      <style:text-properties fo:color="#000000" officeooo:rsid="00161db2"/>
    </style:style>
    <style:style style:name="P31" style:family="paragraph" style:parent-style-name="Text_20_body">
      <style:text-properties fo:color="#000000" officeooo:rsid="0017a5da" officeooo:paragraph-rsid="0017a5da"/>
    </style:style>
    <style:style style:name="P32" style:family="paragraph" style:parent-style-name="Text_20_body">
      <style:text-properties fo:color="#000000" officeooo:rsid="0018eae1" officeooo:paragraph-rsid="0018eae1"/>
    </style:style>
    <style:style style:name="P33" style:family="paragraph" style:parent-style-name="Text_20_body">
      <style:text-properties fo:color="#000000" officeooo:rsid="001e838c"/>
    </style:style>
    <style:style style:name="P34" style:family="paragraph" style:parent-style-name="Text_20_body">
      <style:text-properties fo:color="#000000" officeooo:rsid="00205946" officeooo:paragraph-rsid="00205946"/>
    </style:style>
    <style:style style:name="P35" style:family="paragraph" style:parent-style-name="Text_20_body">
      <style:text-properties officeooo:paragraph-rsid="002498a3"/>
    </style:style>
    <style:style style:name="P36" style:family="paragraph" style:parent-style-name="Standard" style:list-style-name="L1">
      <style:text-properties fo:color="#000000"/>
    </style:style>
    <style:style style:name="P37"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38" style:family="paragraph" style:parent-style-name="Standard">
      <style:paragraph-properties fo:text-align="center" style:justify-single-word="false" style:text-autospace="none"/>
      <style:text-properties fo:color="#000000" style:font-name="Calibri,Bold" fo:font-size="11pt" fo:font-weight="normal" officeooo:rsid="002557ea" officeooo:paragraph-rsid="002557ea" style:font-name-asian="Calibri,Bold" style:font-size-asian="11pt" style:font-weight-asian="normal" style:font-name-complex="Calibri,Bold" style:font-size-complex="11pt" style:font-weight-complex="normal"/>
    </style:style>
    <style:style style:name="P39" style:family="paragraph" style:parent-style-name="Standard">
      <style:paragraph-properties fo:text-align="center" style:justify-single-word="false" style:text-autospace="none"/>
      <style:text-properties fo:color="#000000" style:font-name="Calibri,Bold" fo:font-size="11pt" fo:font-weight="bold" officeooo:rsid="002557ea" officeooo:paragraph-rsid="002557ea" style:font-name-asian="Calibri,Bold" style:font-size-asian="11pt" style:font-weight-asian="bold" style:font-name-complex="Calibri,Bold" style:font-size-complex="11pt" style:font-weight-complex="bold"/>
    </style:style>
    <style:style style:name="T1" style:family="text">
      <style:text-properties fo:font-variant="normal" fo:text-transform="none" fo:color="#000000" style:font-name="Linux Libertine" fo:letter-spacing="normal" fo:language="pl" fo:country="PL" fo:font-style="normal" fo:font-weight="normal"/>
    </style:style>
    <style:style style:name="T2" style:family="text">
      <style:text-properties fo:font-variant="normal" fo:text-transform="none" fo:color="#000000" style:text-line-through-style="none" style:text-line-through-type="none" style:font-name="Arial" fo:font-size="7.2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7.25pt" fo:font-style="normal" style:text-underline-style="none" fo:font-weight="normal" officeooo:rsid="002498a3" style:text-blinking="false" fo:background-color="transparent" loext:char-shading-value="0"/>
    </style:style>
    <style:style style:name="T4" style:family="text">
      <style:text-properties fo:font-variant="normal" fo:text-transform="none" fo:color="#000000" style:text-line-through-style="none" style:text-line-through-type="none" style:text-position="super 58%" style:font-name="Arial" fo:font-size="7.25pt" fo:font-style="normal" style:text-underline-style="none" fo:font-weight="normal" officeooo:rsid="002498a3" style:text-blinking="false" fo:background-color="transparent" loext:char-shading-value="0"/>
    </style:style>
    <style:style style:name="T5" style:family="text">
      <style:text-properties fo:font-variant="normal" fo:text-transform="none" fo:color="#000000" style:text-line-through-style="none" style:text-line-through-type="none" style:text-position="0% 100%" style:font-name="Arial" fo:font-size="7.25pt" fo:font-style="normal" style:text-underline-style="none" fo:font-weight="normal" officeooo:rsid="002498a3" style:text-blinking="false" fo:background-color="transparent" loext:char-shading-value="0"/>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498a3" style:text-blinking="false" fo:background-color="transparent" loext:char-shading-value="0" style:font-size-asian="10.5pt"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98a3" style:text-blinking="false" fo:background-color="transparent" loext:char-shading-value="0" style:font-size-asian="10.5pt" style:font-size-complex="12pt"/>
    </style:style>
    <style:style style:name="T8" style:family="text">
      <style:text-properties fo:font-variant="normal" fo:text-transform="none" fo:color="#000000" style:text-line-through-style="none" style:text-line-through-type="none" style:text-position="sub 58%" style:font-name="Arial" fo:font-size="7.25pt" fo:font-style="normal" style:text-underline-style="none" fo:font-weight="normal" officeooo:rsid="002498a3" style:text-blinking="false" fo:background-color="transparent" loext:char-shading-value="0"/>
    </style:style>
    <style:style style:name="T9" style:family="text">
      <style:text-properties fo:font-variant="normal" fo:text-transform="none" fo:color="#252525" fo:letter-spacing="normal" fo:font-style="normal" fo:font-weight="normal"/>
    </style:style>
    <style:style style:name="T10" style:family="text">
      <style:text-properties officeooo:rsid="000df903"/>
    </style:style>
    <style:style style:name="T11" style:family="text">
      <style:text-properties officeooo:rsid="00118247"/>
    </style:style>
    <style:style style:name="T12" style:family="text">
      <style:text-properties officeooo:rsid="00146674"/>
    </style:style>
    <style:style style:name="T13" style:family="text">
      <style:text-properties fo:color="#000000" officeooo:rsid="000c90d0"/>
    </style:style>
    <style:style style:name="T14" style:family="text">
      <style:text-properties fo:color="#000000" officeooo:rsid="000d0d91"/>
    </style:style>
    <style:style style:name="T15" style:family="text">
      <style:text-properties fo:color="#000000" officeooo:rsid="001e8d52"/>
    </style:style>
    <style:style style:name="T16" style:family="text">
      <style:text-properties officeooo:rsid="0018eae1"/>
    </style:style>
    <style:style style:name="T17" style:family="text">
      <style:text-properties officeooo:rsid="001d0ab7"/>
    </style:style>
    <style:style style:name="T18" style:family="text">
      <style:text-properties officeooo:rsid="001e838c"/>
    </style:style>
    <style:style style:name="T19" style:family="text">
      <style:text-properties officeooo:rsid="001e8d52"/>
    </style:style>
    <style:style style:name="T20" style:family="text">
      <style:text-properties officeooo:rsid="0021ed70"/>
    </style:style>
    <style:style style:name="T21" style:family="text">
      <style:text-properties officeooo:rsid="002321c3"/>
    </style:style>
    <style:style style:name="T22" style:family="text">
      <style:text-properties officeooo:rsid="002498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eam Wars</text:p>
      <text:p text:style-name="P14"/>
      <text:p text:style-name="P14">Game Design Document</text:p>
      <text:p text:style-name="P20"/>
      <text:p text:style-name="P14">Wersja</text:p>
      <text:p text:style-name="P15"><text:span text:style-name="T17">0</text:span>.<text:span text:style-name="T17">5</text:span></text:p>
      <text:p text:style-name="P15"/>
      <text:p text:style-name="P14">Grupa</text:p>
      <text:p text:style-name="P15">„Gra Tower Defence”</text:p>
      <text:p text:style-name="P15"/>
      <text:p text:style-name="P39">Członkowie grupy</text:p>
      <text:p text:style-name="P38">Patryk Bern</text:p>
      <text:p text:style-name="P38">Antoni Borys</text:p>
      <text:p text:style-name="P38">Robert Michałowski</text:p>
      <text:p text:style-name="P38">Cezary Olkowski</text:p>
      <text:p text:style-name="P20"/>
      <text:p text:style-name="P20"/>
      <text:p text:style-name="P20"/>
      <text:p text:style-name="P20"/>
      <text:p text:style-name="P20"/>
      <text:p text:style-name="P20"/>
      <text:p text:style-name="P20"/>
      <text:p text:style-name="P20"/>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
      <text:p text:style-name="P16"><text:soft-page-break/></text:p>
      <text:p text:style-name="P19"/>
      <text:p text:style-name="P19"/>
      <text:p text:style-name="P19"/>
      <text:p text:style-name="P19"/>
      <text:p text:style-name="P19"/>
      <text:p text:style-name="P19"/>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2"><text:a xlink:type="simple" xlink:href="#__RefHeading__6759_308913615" text:style-name="Index_20_Link" text:visited-style-name="Index_20_Link">Omówienie<text:tab/>2</text:a></text:p>
          <text:p text:style-name="P23"><text:a xlink:type="simple" xlink:href="#__RefHeading__749_1204297543" text:style-name="Index_20_Link" text:visited-style-name="Index_20_Link">Platformy docelowe<text:tab/>3</text:a></text:p>
          <text:p text:style-name="P23"><text:a xlink:type="simple" xlink:href="#__RefHeading__6722_308913615" text:style-name="Index_20_Link" text:visited-style-name="Index_20_Link">Styl Graficzny<text:tab/>3</text:a></text:p>
          <text:p text:style-name="P23"><text:a xlink:type="simple" xlink:href="#__RefHeading__6761_308913615" text:style-name="Index_20_Link" text:visited-style-name="Index_20_Link">Styl Audio<text:tab/>3</text:a></text:p>
          <text:p text:style-name="P22"><text:a xlink:type="simple" xlink:href="#__RefHeading__6726_308913615" text:style-name="Index_20_Link" text:visited-style-name="Index_20_Link">Interface Użytkownika<text:tab/>3</text:a></text:p>
          <text:p text:style-name="P23"><text:a xlink:type="simple" xlink:href="#__RefHeading__6728_308913615" text:style-name="Index_20_Link" text:visited-style-name="Index_20_Link">Menu główne<text:tab/>3</text:a></text:p>
          <text:p text:style-name="P23"><text:a xlink:type="simple" xlink:href="#__RefHeading__662_817053931" text:style-name="Index_20_Link" text:visited-style-name="Index_20_Link">Menu kampanii<text:tab/>3</text:a></text:p>
          <text:p text:style-name="P23"><text:a xlink:type="simple" xlink:href="#__RefHeading__6730_308913615" text:style-name="Index_20_Link" text:visited-style-name="Index_20_Link">Menu ulepszeń<text:tab/>4</text:a></text:p>
          <text:p text:style-name="P23"><text:a xlink:type="simple" xlink:href="#__RefHeading__6732_308913615" text:style-name="Index_20_Link" text:visited-style-name="Index_20_Link">Ekran ustawień gry<text:tab/>4</text:a></text:p>
          <text:p text:style-name="P23"><text:a xlink:type="simple" xlink:href="#__RefHeading__6736_308913615" text:style-name="Index_20_Link" text:visited-style-name="Index_20_Link">HUD<text:tab/>4</text:a></text:p>
          <text:p text:style-name="P23"><text:a xlink:type="simple" xlink:href="#__RefHeading__6738_308913615" text:style-name="Index_20_Link" text:visited-style-name="Index_20_Link">Ekran Pauzy<text:tab/>4</text:a></text:p>
          <text:p text:style-name="P22"><text:a xlink:type="simple" xlink:href="#__RefHeading__6744_308913615" text:style-name="Index_20_Link" text:visited-style-name="Index_20_Link">Gameplay<text:tab/>4</text:a></text:p>
          <text:p text:style-name="P23"><text:a xlink:type="simple" xlink:href="#__RefHeading__654_817053931" text:style-name="Index_20_Link" text:visited-style-name="Index_20_Link">Rozpoczęcie gry<text:tab/>4</text:a></text:p>
          <text:p text:style-name="P23"><text:a xlink:type="simple" xlink:href="#__RefHeading__753_1204297543" text:style-name="Index_20_Link" text:visited-style-name="Index_20_Link">Przebieg misji<text:tab/>4</text:a></text:p>
          <text:p text:style-name="P23"><text:a xlink:type="simple" xlink:href="#__RefHeading__6746_308913615" text:style-name="Index_20_Link" text:visited-style-name="Index_20_Link">Mechanika<text:tab/>5</text:a></text:p>
          <text:p text:style-name="P23"><text:a xlink:type="simple" xlink:href="#__RefHeading__6765_308913615" text:style-name="Index_20_Link" text:visited-style-name="Index_20_Link">Sterowanie<text:tab/>5</text:a></text:p>
          <text:p text:style-name="P23"><text:a xlink:type="simple" xlink:href="#__RefHeading__6767_308913615" text:style-name="Index_20_Link" text:visited-style-name="Index_20_Link">Tryby gry<text:tab/>5</text:a></text:p>
          <text:p text:style-name="P23"><text:a xlink:type="simple" xlink:href="#__RefHeading__6748_308913615" text:style-name="Index_20_Link" text:visited-style-name="Index_20_Link">Wygrana<text:tab/>5</text:a></text:p>
          <text:p text:style-name="P23"><text:a xlink:type="simple" xlink:href="#__RefHeading__6750_308913615" text:style-name="Index_20_Link" text:visited-style-name="Index_20_Link">Punkty Ulepszeń<text:tab/>5</text:a></text:p>
          <text:p text:style-name="P23"><text:a xlink:type="simple" xlink:href="#__RefHeading__6754_308913615" text:style-name="Index_20_Link" text:visited-style-name="Index_20_Link">Achievementy<text:tab/>6</text:a></text:p>
          <text:p text:style-name="P22"><text:a xlink:type="simple" xlink:href="#__RefHeading__6771_308913615" text:style-name="Index_20_Link" text:visited-style-name="Index_20_Link">Zasoby<text:tab/>6</text:a></text:p>
          <text:p text:style-name="P22"><text:a xlink:type="simple" xlink:href="#__RefHeading__6783_308913615" text:style-name="Index_20_Link" text:visited-style-name="Index_20_Link">Fabuła<text:tab/>6</text:a></text:p>
          <text:p text:style-name="P22"><text:a xlink:type="simple" xlink:href="#__RefHeading__618_179418820" text:style-name="Index_20_Link" text:visited-style-name="Index_20_Link">Słownik<text:tab/>6</text:a></text:p>
          <text:p text:style-name="P23"><text:a xlink:type="simple" xlink:href="#__RefHeading__673_186367736" text:style-name="Index_20_Link" text:visited-style-name="Index_20_Link">Steampunk<text:tab/>6</text:a></text:p>
          <text:p text:style-name="P23"><text:a xlink:type="simple" xlink:href="#__RefHeading__675_186367736" text:style-name="Index_20_Link" text:visited-style-name="Index_20_Link">Pixel art<text:tab/>6</text:a></text:p>
          <text:p text:style-name="P23"><text:a xlink:type="simple" xlink:href="#__RefHeading__677_186367736" text:style-name="Index_20_Link" text:visited-style-name="Index_20_Link">Misja, Poziom<text:tab/>6</text:a></text:p>
          <text:p text:style-name="P23"><text:a xlink:type="simple" xlink:href="#__RefHeading__664_817053931" text:style-name="Index_20_Link" text:visited-style-name="Index_20_Link">Menu kampanii, Mapa kampanii<text:tab/>6</text:a></text:p>
          <text:p text:style-name="P23"><text:a xlink:type="simple" xlink:href="#__RefHeading__666_817053931" text:style-name="Index_20_Link" text:visited-style-name="Index_20_Link">Gracz<text:tab/>6</text:a></text:p>
          <text:p text:style-name="P23"><text:a xlink:type="simple" xlink:href="#__RefHeading__668_817053931" text:style-name="Index_20_Link" text:visited-style-name="Index_20_Link">Wieża<text:tab/>6</text:a></text:p>
          <text:p text:style-name="P23"><text:a xlink:type="simple" xlink:href="#__RefHeading__670_817053931" text:style-name="Index_20_Link" text:visited-style-name="Index_20_Link">Żołnierz wroga, Wróg<text:tab/>7</text:a></text:p>
          <text:p text:style-name="P23"><text:a xlink:type="simple" xlink:href="#__RefHeading__672_817053931" text:style-name="Index_20_Link" text:visited-style-name="Index_20_Link">Ścieżka<text:tab/>7</text:a></text:p>
          <text:p text:style-name="P23"><text:a xlink:type="simple" xlink:href="#__RefHeading__674_817053931" text:style-name="Index_20_Link" text:visited-style-name="Index_20_Link">Punkt początkowy ścieżki<text:tab/>7</text:a></text:p>
          <text:p text:style-name="P23"><text:a xlink:type="simple" xlink:href="#__RefHeading__676_817053931" text:style-name="Index_20_Link" text:visited-style-name="Index_20_Link">Punkt końcowy ścieżki<text:tab/>7</text:a></text:p>
          <text:p text:style-name="P23"><text:a xlink:type="simple" xlink:href="#__RefHeading__678_817053931" text:style-name="Index_20_Link" text:visited-style-name="Index_20_Link">Fundusze<text:tab/>7</text:a></text:p>
          <text:p text:style-name="P23"><text:a xlink:type="simple" xlink:href="#__RefHeading__680_817053931" text:style-name="Index_20_Link" text:visited-style-name="Index_20_Link">Punkty życia<text:tab/>7</text:a></text:p>
          <text:p text:style-name="P23"><text:a xlink:type="simple" xlink:href="#__RefHeading__682_817053931" text:style-name="Index_20_Link" text:visited-style-name="Index_20_Link">Unity<text:tab/>7</text:a></text:p>
          <text:p text:style-name="P23"><text:a xlink:type="simple" xlink:href="#__RefHeading__684_817053931" text:style-name="Index_20_Link" text:visited-style-name="Index_20_Link">Urządzenie mobilne<text:tab/>7</text:a></text:p>
          <text:p text:style-name="P23"><text:a xlink:type="simple" xlink:href="#__RefHeading__686_817053931" text:style-name="Index_20_Link" text:visited-style-name="Index_20_Link">Przeglądarka internetowa<text:tab/>8</text:a></text:p>
          <text:p text:style-name="P23"><text:a xlink:type="simple" xlink:href="#__RefHeading__688_817053931" text:style-name="Index_20_Link" text:visited-style-name="Index_20_Link">Kampania<text:tab/>8</text:a></text:p>
        </text:index-body>
      </text:table-of-content>
      <text:h text:style-name="P25" text:outline-level="1"><text:soft-page-break/></text:h>
      <text:p text:style-name="P12"/>
      <text:h text:style-name="P25" text:outline-level="1"><text:bookmark-start text:name="__RefHeading__6759_308913615"/>Omówienie<text:bookmark-end text:name="__RefHeading__6759_308913615"/></text:h>
      <text:p text:style-name="P12"><text:span text:style-name="T12">Steam Wars </text:span>jest grą typu Tower Defence tworzoną i rozwijaną za pomocą środowiska Unity, targetowaną na środowiska mobilne oraz internetowe. Celem gracza na poszczególnych poziomach jest obrona „ścieżki” i niedopuszczenie by jednostki przeciwnika dotarły na jej koniec. Gracz realizuje ten cel poprzez budowanie wzdłuż ścieżki wież, które automatycznie atakują żołnierzy wroga w swoim zasięgu.</text:p>
      <text:p text:style-name="P12">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12">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12">W przypadku gdyby gracz utracił wszystkie dostępne na określonym poziomie punkty życia, rozgrywka na tym poziomie kończy się niepowodzeniem. W przeciwnym przypadku, t.j. gdy wszyscy wrogowie zostaną zabici lub opuszczą mapę <text:span text:style-name="T21">i</text:span> graczowi pozostaną punkty życia, gra na tym poziomie kończy się powodzeniem. Gdy gracz ukończy z sukcesem poziom, zostaje nagrodzony pewną ilością punktów <text:span text:style-name="T21">(w</text:span> zależności od wyniku na danym poziomie<text:span text:style-name="T21">), wtedy</text:span> na mapie kampanii zostaje odblokowany kolejny poziom. Zdobyte punkty gracz może wydawać na ulepszenia ułatwiające dalszą rozgrywkę.</text:p>
      <text:p text:style-name="P12">Gra utrzymana jest w klimacie Steampunku, z grafiką w stylu pixel art.</text:p>
      <text:h text:style-name="P27" text:outline-level="2"/>
      <text:h text:style-name="P27" text:outline-level="2"><text:bookmark-start text:name="__RefHeading__749_1204297543"/>Platformy docelowe<text:bookmark-end text:name="__RefHeading__749_1204297543"/></text:h>
      <text:p text:style-name="P1">Platformami docelowymi gry są urządzenia mobilne oraz przeglądarki internetowe.</text:p>
      <text:h text:style-name="P27" text:outline-level="2"><text:bookmark-start text:name="__RefHeading__6722_308913615"/>Styl Graficzny<text:bookmark-end text:name="__RefHeading__6722_308913615"/></text:h>
      <text:p text:style-name="P1">Gra jest rysowana w stylu pixel art, natomiast stylistyka grafik jest wzorowana na steampunku.</text:p>
      <text:h text:style-name="P27" text:outline-level="2"><text:bookmark-start text:name="__RefHeading__6761_308913615"/>Styl Audio<text:bookmark-end text:name="__RefHeading__6761_308913615"/></text:h>
      <text:p text:style-name="P10">Muzyka w grze jest dostosowana do klimatu i stylistyki graficznej w grze. Wykorzystywana jako tło do rozgrywki. <text:span text:style-name="T20">Gra posiada również efekty dźwiękowe odpowiadające odgłosom pola bitwy.</text:span></text:p>
      <text:h text:style-name="P26" text:outline-level="1"><text:soft-page-break/></text:h>
      <text:h text:style-name="P25" text:outline-level="1"><text:bookmark-start text:name="__RefHeading__6726_308913615"/>Interface Użytkownika<text:bookmark-end text:name="__RefHeading__6726_308913615"/></text:h>
      <text:h text:style-name="P27" text:outline-level="2"><text:bookmark-start text:name="__RefHeading__6728_308913615"/>Menu główne<text:bookmark-end text:name="__RefHeading__6728_308913615"/></text:h>
      <text:p text:style-name="P2">W menu głównym gracz będzie miał do wyboru: now<text:span text:style-name="T21">a</text:span> gr<text:span text:style-name="T21">a</text:span>, kontynuacja kampanii <text:span text:style-name="T12">oraz</text:span> <text:span text:style-name="T21">ustawienia</text:span>.</text:p>
      <text:h text:style-name="P27" text:outline-level="2"><text:bookmark-start text:name="__RefHeading__662_817053931"/>Menu kampanii<text:bookmark-end text:name="__RefHeading__662_817053931"/></text:h>
      <text:p text:style-name="P4"><text:span text:style-name="T11">Na pierwszym planie znajduje się plansza, na której widoczny jest postęp w rozgrywce. Gracz może wybrać jedną z z dostępnych misji (także te w które już grał, w celu poprawienia wyniku). Poszczególne misje są przedstawione w formie znaczników – flag na mapie. Dodatkowo w menu kampanii znajdują się przyciski przenoszące gracza do <text:s/>manu ulepszeń, ekranu ustawień gry, oraz spisu osiągnięć.</text:span></text:p>
      <text:h text:style-name="P27" text:outline-level="2"><text:bookmark-start text:name="__RefHeading__6730_308913615"/>Menu ulepszeń <text:bookmark-end text:name="__RefHeading__6730_308913615"/></text:h>
      <text:p text:style-name="P29">W menu ulepszeń znajdują się kolejno odblokowywane kafelki reprezentujące ulepszenia dla każdej z wież występujących w grze, <text:span text:style-name="T21">a także ulepszenia ekonomiczne.</text:span></text:p>
      <text:h text:style-name="P27" text:outline-level="2"><text:bookmark-start text:name="__RefHeading__6732_308913615"/>Ekran ustawień gry<text:bookmark-end text:name="__RefHeading__6732_308913615"/></text:h>
      <text:p text:style-name="P30">W ekranie ustawień gry użytkownik może dostosować głośność muzyki oraz efektów dźwiękowych. Dodatkowo na każdym ekranie gry widoczne są przyciski wyłączenia efektów dźwiękowych oraz wyłączenia muzyki.</text:p>
      <text:h text:style-name="P27" text:outline-level="2"><text:bookmark-start text:name="__RefHeading__6736_308913615"/>HUD<text:bookmark-end text:name="__RefHeading__6736_308913615"/></text:h>
      <text:p text:style-name="P31">W HUD podczas rozgrywki wyświetlane są: pozostała graczowi liczba żyć, numer aktualnej fali oraz liczba wszystkich fal wrogów na danym poziomie, a także liczba dostępnych graczowi w danym momencie funduszy na budowę wież.</text:p>
      <text:h text:style-name="P27" text:outline-level="2"><text:bookmark-start text:name="__RefHeading__6738_308913615"/>Ekran <text:span text:style-name="T16">Pauzy</text:span><text:bookmark-end text:name="__RefHeading__6738_308913615"/></text:h>
      <text:p text:style-name="P32">Ekran pauzy odpalany jest każdorazowo, gdy podczas misji gracz wyjdzie z aplikacji (na urządzeniach mobilnych), lub utraci „skupienie” na okienku gry (w przeglądarce).</text:p>
      <text:h text:style-name="P25" text:outline-level="1"><text:bookmark-start text:name="__RefHeading__6744_308913615"/>Gameplay<text:bookmark-end text:name="__RefHeading__6744_308913615"/></text:h>
      <text:h text:style-name="P27" text:outline-level="2"><text:bookmark-start text:name="__RefHeading__654_817053931"/>Rozpoczęcie gry<text:bookmark-end text:name="__RefHeading__654_817053931"/></text:h>
      <text:list xml:id="list7692862400263940784" text:style-name="L1">
        <text:list-item>
          <text:p text:style-name="P36">Po uruchomieniu i załadowaniu gry użytkownik widzi ekran startowy na którym ma do wyboru następujące opcje: „Nowa gra”, „Kontynuuj” (nieaktywną w przypadku pierwszego uruchomienia) oraz „Ustawienia”.</text:p>
        </text:list-item>
        <text:list-item>
          <text:p text:style-name="P36">Po wybraniu opcji „Nowa gra” lub „Kontynuuj” gracz przenosi się do widoku kampanii, natomiast wybranie opcji „Ustawiania” przenosi go do menu ustawień.</text:p>
        </text:list-item>
        <text:list-item>
          <text:p text:style-name="P36"><text:soft-page-break/>W widoku kampanii gracz ma możliwość wyboru jednej z dostępnych misji, dodatkowo dostępne są menu ulepszeń, menu osiągnięć (tzw. achievementów) oraz menu ustawień.</text:p>
        </text:list-item>
        <text:list-item>
          <text:p text:style-name="P36">Po wybraniu konkretnej misji wyświetlone zostaje menu misji zawierające jej szczegóły, tło fabularne, możliwość wyboru poziomu trudności rozgrywki, oraz przyciski umożliwiające rozpoczęcie rozgrywki lub wyjście z menu misji.</text:p>
        </text:list-item>
      </text:list>
      <text:h text:style-name="P27" text:outline-level="2"><text:bookmark-start text:name="__RefHeading__753_1204297543"/>Przebieg misji<text:bookmark-end text:name="__RefHeading__753_1204297543"/></text:h>
      <text:list xml:id="list122553506918389" text:continue-numbering="true" text:style-name="L1">
        <text:list-item>
          <text:p text:style-name="P36">Po rozpoczęciu misji gracz widzi mapę poziomu ze ścieżką przemarszu wroga, placami budowy na których ma możliwość zbudowania kilku wież w zależności od funduszy początkowych, oraz przycisk wypuszczenia pierwszej fali wrogów.</text:p>
        </text:list-item>
        <text:list-item>
          <text:p text:style-name="P36">Po wypuszczeniu pierwszej fali wrogów na ścieżkę w jej punkcie początkowym zaczynają wkraczać kolejno wrodzy żołnierze.</text:p>
        </text:list-item>
        <text:list-item>
          <text:p text:style-name="P36">Po wkroczeniu wrogiego żołnierza w obszar zasięgu wieży gracza ta rozpoczyna ostrzał, który kontynuuje do momentu zabicia tego żołnierza, bądź opuszczenia przez niego obszaru zasięgu wieży. Następnie wieża rozpoczyna ostrzał kolejnego żołnierza w swoim zasięgu, o ile taki istnieje.</text:p>
        </text:list-item>
        <text:list-item>
          <text:p text:style-name="P36">Jeśli jakiś wróg dotrze do punktu końcowego ścieżki gracz traci część dostępnych na tym poziomie punktów życia. Jeśli gracz utraci wszystkie punkty życia rozgrywka na tym poziomie kończy się niepowodzeniem.</text:p>
        </text:list-item>
        <text:list-item>
          <text:p text:style-name="P36">Za każdego zabitego żołnierza wroga gracz otrzymuje pewną ilość funduszy które może wydać na budowę dodatkowych wież.</text:p>
        </text:list-item>
        <text:list-item>
          <text:p text:style-name="P36">W określonych odstępach czasu na mapę wkraczają kolejne fale wroga.</text:p>
        </text:list-item>
        <text:list-item>
          <text:p text:style-name="P36">W przypadku gdy po zabiciu, bądź opuszczeniu mapy przez wszystkich wrogów graczowi pozostaną jeszcze punkty życia, rozgrywka na danym poziomie kończy się powodzeniem. Gracz jest przenoszony z powrotem do widoku kampanii na którym zostaje odblokowana kolejna misja.</text:p>
        </text:list-item>
        <text:list-item>
          <text:p text:style-name="P36">Za każdy ukończony poziom gracz otrzymuje pewną liczbę punktów <text:span text:style-name="T21">ulepszeń</text:span>, które może wydać za pośrednictwem <text:span text:style-name="T21">odpowiedniego menu na</text:span> ulepszenia ułatwiające dalszą rozgrywkę.</text:p>
        </text:list-item>
      </text:list>
      <text:h text:style-name="P27" text:outline-level="2"><text:bookmark-start text:name="__RefHeading__6746_308913615"/>Mechanika<text:bookmark-end text:name="__RefHeading__6746_308913615"/></text:h>
      <text:p text:style-name="P33">Mechanika gry jest typowa dla gry tower defence. Szczegóły mechaniki zostaną zaimplementowane na podstawie user experience.</text:p>
      <text:p text:style-name="P5"/>
      <text:h text:style-name="P27" text:outline-level="2"><text:bookmark-start text:name="__RefHeading__6765_308913615"/>Sterowanie<text:bookmark-end text:name="__RefHeading__6765_308913615"/></text:h>
      <text:p text:style-name="P10">Gracz aby wybudować wieże, winien nacisnąć na miejsce, które pozwala na budowanie wież. Następnie na wyświetlonym menu wyboru, gracz ma możliwość wyboru rodzaju wieży. Gracz również ma możliwość wypuszczenia następnej fali wrogów poprzez naciśnięcie specjalnej ikony.</text:p>
      <text:h text:style-name="P27" text:outline-level="2"><text:bookmark-start text:name="__RefHeading__6767_308913615"/>Tryby gry<text:bookmark-end text:name="__RefHeading__6767_308913615"/></text:h>
      <text:p text:style-name="P5">Każdą misję można dodatkowo rozegrać w trybie elitarnym, którego pozytywne ukończenie daje graczowi dodatkowe punkty ulepszeń.</text:p>
      <text:h text:style-name="P27" text:outline-level="2"><text:bookmark-start text:name="__RefHeading__6748_308913615"/><text:soft-page-break/>Wygrana<text:bookmark-end text:name="__RefHeading__6748_308913615"/></text:h>
      <text:p text:style-name="P5">Gracz wygrywa grę po ukończeniu ostatniej misji w kampanii.</text:p>
      <text:h text:style-name="Heading_20_2" text:outline-level="2"><text:bookmark-start text:name="__RefHeading__6750_308913615"/>Punkty <text:span text:style-name="T18">Ulepszeń</text:span><text:bookmark-end text:name="__RefHeading__6750_308913615"/></text:h>
      <text:p text:style-name="P17">Za przejście każdego pozi<text:span text:style-name="T22">o</text:span>mu gracz premiowany jest pewną liczbą punktów ulepszeń (1-3) w zależności od punktów życia, które pozostały graczowi na końcu rozgrywki na tym <text:span text:style-name="T19">poziomie.</text:span></text:p>
      <text:p text:style-name="P18">Za zdobyte punkty gracz może kupować ulepszenia w menu ulepszeń.</text:p>
      <text:h text:style-name="P27" text:outline-level="2"><text:bookmark-start text:name="__RefHeading__6754_308913615"/>Achievementy<text:bookmark-end text:name="__RefHeading__6754_308913615"/></text:h>
      <text:p text:style-name="P6">W trakcie rozgrywki gracz odblokowuje określone osiągnięcia, tzw. achievementy.</text:p>
      <text:p text:style-name="P1"/>
      <text:h text:style-name="P25" text:outline-level="1"><text:bookmark-start text:name="__RefHeading__6771_308913615"/>Zasoby<text:bookmark-end text:name="__RefHeading__6771_308913615"/></text:h>
      <text:p text:style-name="P6">Zasoby obejmują grafikę oraz pliki audio stworzone na potrzeby gry.</text:p>
      <text:h text:style-name="P25" text:outline-level="1"><text:bookmark-start text:name="__RefHeading__6783_308913615"/>Fabuła <text:bookmark-end text:name="__RefHeading__6783_308913615"/></text:h>
      <text:p text:style-name="P3">Fabuła gry występuje w formie krótkich tekstów wyświetlanych w menu poszczególnych misji.</text:p>
      <text:p text:style-name="P3">Tło fabularne skupia się na obronie krainy przed wrogą inwazją.</text:p>
      <text:h text:style-name="P25" text:outline-level="1"><text:bookmark-start text:name="__RefHeading__618_179418820"/>Słownik<text:bookmark-end text:name="__RefHeading__618_179418820"/></text:h>
      <text:p text:style-name="P1">Większość haseł w słowniku została szerzej opisana w działach Interface Użytkownika, Gameplay i/lub Zasoby. Aby uzyskać więcej informacji na temat danego hasła przeczytaj odpowiadające im artykuły w tych działach.</text:p>
      <text:h text:style-name="Heading_20_2" text:outline-level="2"><text:bookmark-start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h text:style-name="Heading_20_2" text:outline-level="2"><text:bookmark-start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ro.</text:p>
      <text:h text:style-name="Heading_20_2" text:outline-level="2"><text:bookmark-start text:name="__RefHeading__677_186367736"/>Misja, Poziom<text:bookmark-end text:name="__RefHeading__677_186367736"/></text:h>
      <text:p text:style-name="Text_20_body">Pojedynczy poziom gry.</text:p>
      <text:h text:style-name="Heading_20_2" text:outline-level="2"><text:bookmark-start text:name="__RefHeading__664_817053931"/><text:soft-page-break/>Menu kampanii, Mapa kampanii<text:bookmark-end text:name="__RefHeading__664_817053931"/></text:h>
      <text:p text:style-name="Text_20_body">Ekran w formie mapy krainy na którym zaznaczone są wszystkie dostępne w danym czasie misje.</text:p>
      <text:h text:style-name="Heading_20_2" text:outline-level="2"><text:bookmark-start text:name="__RefHeading__666_817053931"/>Gracz<text:bookmark-end text:name="__RefHeading__666_817053931"/></text:h>
      <text:p text:style-name="Text_20_body">Użytkownik aplikacji.</text:p>
      <text:h text:style-name="Heading_20_2" text:outline-level="2"><text:bookmark-start text:name="__RefHeading__668_817053931"/>Wieża<text:bookmark-end text:name="__RefHeading__668_817053931"/></text:h>
      <text:p text:style-name="P11">Podstawowy obiekt w grze. Gracz ma możliwość budowania wież na danym poziomie w zakresie posiadanych funduszy. Po wybudowaniu, <text:span text:style-name="T10">wieże automatycznie wykrywają wrogów w ich zasięgu oraz bezzwłocznie rozpoczynają atak. W zależności od rodzaju wybudowanej wieży, może to być atak pociskami bezpośrednio we wroga, jak i również rodzaj ataku w którym obrażenia wrogom są przyznawane na pewnym obszarze. Ponadto gracz ma możliwość rozbudowywania wież, co przyczynia się do wzrostu ich siły rażenia, czy też szybkości wysyłania pocisków</text:span>.</text:p>
      <text:h text:style-name="Heading_20_2" text:outline-level="2"><text:bookmark-start text:name="__RefHeading__670_817053931"/>Żołnierz wroga, Wróg<text:bookmark-end text:name="__RefHeading__670_817053931"/></text:h>
      <text:p text:style-name="Text_20_body">Pojedyncza jednostka wroga, <text:span text:style-name="T22">która</text:span> <text:span text:style-name="T22">jest</text:span> sterowana przez silnik gry.<text:span text:style-name="T13"> Wrogowie </text:span><text:span text:style-name="T15">b</text:span><text:span text:style-name="T13">ędą wychodzić falami. Poruszają się oni po z góry wyznaczonej ścieżce z </text:span><text:span text:style-name="T14">punktu początkowego</text:span><text:span text:style-name="T13"> do </text:span><text:span text:style-name="T14">punktu końcowego ścieżki</text:span><text:span text:style-name="T13">, po dotarciu do </text:span><text:span text:style-name="T14">punktu końcowego </text:span><text:span text:style-name="T13">wrogowie odejmują graczowi punkty życia (ilość odjętych punktów jest różna dla różnego rodzaju wrogów). </text:span><text:s/>Podstawowym celem gracza jest niedopuszczenie aby wróg dotarł do punktu końcowego ścieżki na danym poziomie.</text:p>
      <text:h text:style-name="Heading_20_2" text:outline-level="2"><text:bookmark-start text:name="__RefHeading__672_817053931"/>Ścieżka<text:bookmark-end text:name="__RefHeading__672_817053931"/></text:h>
      <text:p text:style-name="Text_20_body">Wyznaczona trasa po której na danym poziomie poruszają się żołnierze wroga. Posiada punkt początkowy i końcowy.</text:p>
      <text:h text:style-name="Heading_20_2" text:outline-level="2"><text:bookmark-start text:name="__RefHeading__674_817053931"/>Punkt początkowy ścieżki<text:bookmark-end text:name="__RefHeading__674_817053931"/></text:h>
      <text:p text:style-name="Text_20_body">Punkt na początku ścieżki (poza krawędzią ekranu) w którym pojawiają się kolejni żołnierze wroga.</text:p>
      <text:h text:style-name="Heading_20_2" text:outline-level="2"><text:bookmark-start text:name="__RefHeading__676_817053931"/>Punkt końcowy ścieżki<text:bookmark-end text:name="__RefHeading__676_817053931"/></text:h>
      <text:p text:style-name="Text_20_body">Punkt na końcu ścieżki (poza krawędzią ekranu). Jeśli jakikolwiek żołnierz wroga osiągnie punkt końcowy, gracz traci część punktów życia. Podstawowym zadaniem gracza jest niedopuszczenie do zaistnienia takiej sytuacji.</text:p>
      <text:h text:style-name="Heading_20_2" text:outline-level="2"><text:bookmark-start text:name="__RefHeading__678_817053931"/>Fundusze<text:bookmark-end text:name="__RefHeading__678_817053931"/></text:h>
      <text:p text:style-name="P35">Punkty za które gracz może na <text:span text:style-name="T22">danym</text:span> poziomie budować wieże. <text:span text:style-name="T22">Fundusze </text:span><text:bookmark text:name="docs-internal-guid-4d9b457e-9d83-9d7c-7ca2-a5c1b5213710"/><text:span text:style-name="T7">są zliczane indywidualnie dla każdego poziomu.</text:span> Gracz otrzymuje pewną ilość funduszy przy rozpoczęciu danego poziomu, oraz każdorazowo poz zabiciu żołnierza wroga.</text:p>
      <text:h text:style-name="Heading_20_2" text:outline-level="2"><text:bookmark-start text:name="__RefHeading__680_817053931"/>Punkty życia<text:bookmark-end text:name="__RefHeading__680_817053931"/></text:h>
      <text:p text:style-name="Text_20_body">Punkt<text:span text:style-name="T22">y </text:span>odzwierciedlają<text:span text:style-name="T22">ce</text:span> ile jeszcze wrogów może dotrzeć do końca ścieżki bez powodowania niezaliczenia przez gracza poziomu. Gwarantują graczowi margines błędu w trakcie rozgrywki.</text:p>
      <text:h text:style-name="Heading_20_2" text:outline-level="2"><text:bookmark-start text:name="__RefHeading__682_817053931"/><text:soft-page-break/>Unity<text:bookmark-end text:name="__RefHeading__682_817053931"/></text:h>
      <text:p text:style-name="Text_20_body">Unity 5 Personal Edition. Środowisko w którym tworzona jest gra <text:span text:style-name="T12">Steam Wars</text:span>.</text:p>
      <text:h text:style-name="Heading_20_2" text:outline-level="2"><text:bookmark-start text:name="__RefHeading__684_817053931"/>Urządzenie mobilne<text:bookmark-end text:name="__RefHeading__684_817053931"/></text:h>
      <text:p text:style-name="Text_20_body">Dowolne urządzenie mobilne (smartphone lub tablet) z zainstalowanym systemem operacyjnym Android, Windows Phone lub iOS o specyfikacji zgodnej z wymaganiami gry.</text:p>
      <text:h text:style-name="Heading_20_2" text:outline-level="2"><text:bookmark-start text:name="__RefHeading__686_817053931"/>Przeglądarka internetowa<text:bookmark-end text:name="__RefHeading__686_817053931"/></text:h>
      <text:p text:style-name="Text_20_body">Dowolna przeglądarka internetowa z zainstalowaną aktualną wtyczką Unity Web Player.</text:p>
      <text:p text:style-name="Text_20_body"/>
      <text:p text:style-name="Text_20_body"/>
      <text:p text:style-name="P9">Fala</text:p>
      <text:p text:style-name="P8"><text:span text:style-name="T22">J</text:span>est to grupa wrogów różnego rodzaju, atakująca gracza w określonej chwili rozgrywki. Rodzaj wrogów i ich ilość jest uzależniona od poziomu gry oraz postępu gry.</text:p>
      <text:p text:style-name="P7"/>
      <text:h text:style-name="P28" text:outline-level="2"><text:bookmark-start text:name="__RefHeading__688_817053931"/>Kampania<text:bookmark-end text:name="__RefHeading__688_817053931"/></text:h>
      <text:p text:style-name="P24"><text:span text:style-name="T9">Ciąg przygód rozgrywanych na kilku lub kilkunastu sesjach, tworzący jednolitą historię, oparty na wcześniej przygotowanym scenariuszu.</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5-04-09T12:25:52.973447000</dc:date>
    <meta:editing-duration>PT11H6M52S</meta:editing-duration>
    <meta:editing-cycles>111</meta:editing-cycles>
    <meta:generator>LibreOffice/4.4.2.2$MacOSX_X86_64 LibreOffice_project/c4c7d32d0d49397cad38d62472b0bc8acff48dd6</meta:generator>
    <meta:document-statistic meta:table-count="0" meta:image-count="0" meta:object-count="0" meta:page-count="8" meta:paragraph-count="145" meta:word-count="1608" meta:character-count="11272" meta:non-whitespace-character-count="9814"/>
  </office:meta>
</office:document-meta>
</file>